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 style:master-page-name="Standard">
      <style:table-properties style:width="6.3931in" fo:margin-left="-0.075in" fo:margin-top="0in" fo:margin-bottom="0in" style:page-number="auto" table:align="left" style:writing-mode="lr-tb"/>
    </style:style>
    <style:style style:name="Table1.A" style:family="table-column">
      <style:table-column-properties style:column-width="6.3931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eece1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6.475in" fo:margin-left="0.0222in" fo:margin-top="0in" fo:margin-bottom="0in" table:align="left" style:writing-mode="lr-tb"/>
    </style:style>
    <style:style style:name="Table2.A" style:family="table-column">
      <style:table-column-properties style:column-width="2.2417in"/>
    </style:style>
    <style:style style:name="Table2.B" style:family="table-column">
      <style:table-column-properties style:column-width="3.3465in"/>
    </style:style>
    <style:style style:name="Table2.C" style:family="table-column">
      <style:table-column-properties style:column-width="0.8868in"/>
    </style:style>
    <style:style style:name="Table2.1" style:family="table-row">
      <style:table-row-properties style:min-row-height="0.2819in" fo:keep-together="auto"/>
    </style:style>
    <style:style style:name="Table2.A1" style:family="table-cell">
      <style:table-cell-properties style:vertical-align="middle" fo:background-color="#f2f2f2" fo:padding-left="0.07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2.B1" style:family="table-cell">
      <style:table-cell-properties style:vertical-align="middle" fo:background-color="#f2f2f2" fo:padding-left="0.07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3222in" fo:keep-together="auto"/>
    </style:style>
    <style:style style:name="Table2.A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.B2" style:family="table-cell">
      <style:table-cell-properties fo:padding-left="0.075in" fo:padding-right="0.075in" fo:padding-top="0in" fo:padding-bottom="0in" fo:border="0.5pt solid #000000"/>
    </style:style>
    <style:style style:name="Table2.C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A3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.B3" style:family="table-cell">
      <style:table-cell-properties fo:padding-left="0.075in" fo:padding-right="0.075in" fo:padding-top="0in" fo:padding-bottom="0in" fo:border="0.5pt solid #000000"/>
    </style:style>
    <style:style style:name="Table2.C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3" style:family="table">
      <style:table-properties style:width="6.6715in" fo:margin-left="0.0222in" fo:margin-top="0in" fo:margin-bottom="0in" table:align="left" style:writing-mode="lr-tb"/>
    </style:style>
    <style:style style:name="Table3.A" style:family="table-column">
      <style:table-column-properties style:column-width="2.3403in"/>
    </style:style>
    <style:style style:name="Table3.B" style:family="table-column">
      <style:table-column-properties style:column-width="3.2479in"/>
    </style:style>
    <style:style style:name="Table3.C" style:family="table-column">
      <style:table-column-properties style:column-width="1.0833in"/>
    </style:style>
    <style:style style:name="Table3.1" style:family="table-row">
      <style:table-row-properties style:min-row-height="0.2819in" fo:keep-together="auto"/>
    </style:style>
    <style:style style:name="Table3.A1" style:family="table-cell">
      <style:table-cell-properties style:vertical-align="middle" fo:background-color="#f2f2f2" fo:padding-left="0.07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3.B1" style:family="table-cell">
      <style:table-cell-properties style:vertical-align="middle" fo:background-color="#f2f2f2" fo:padding-left="0.075in" fo:padding-right="0.075in" fo:padding-top="0in" fo:padding-bottom="0in" fo:border="0.5pt solid #000000">
        <style:background-image/>
      </style:table-cell-properties>
    </style:style>
    <style:style style:name="Table3.2" style:family="table-row">
      <style:table-row-properties style:min-row-height="0.3222in" fo:keep-together="auto"/>
    </style:style>
    <style:style style:name="Table3.A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3.B2" style:family="table-cell">
      <style:table-cell-properties fo:padding-left="0.075in" fo:padding-right="0.075in" fo:padding-top="0in" fo:padding-bottom="0in" fo:border="0.5pt solid #000000"/>
    </style:style>
    <style:style style:name="Table3.C2" style:family="table-cell">
      <style:table-cell-properties style:vertical-align="middle" fo:padding-left="0.075in" fo:padding-right="0.075in" fo:padding-top="0in" fo:padding-bottom="0in" fo:border="0.5pt solid #000000"/>
    </style:style>
    <style:style style:name="Table3.A3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3.B3" style:family="table-cell">
      <style:table-cell-properties fo:padding-left="0.075in" fo:padding-right="0.075in" fo:padding-top="0in" fo:padding-bottom="0in" fo:border="0.5pt solid #000000"/>
    </style:style>
    <style:style style:name="Table3.C3" style:family="table-cell">
      <style:table-cell-properties style:vertical-align="middle" fo:padding-left="0.075in" fo:padding-right="0.075in" fo:padding-top="0in" fo:padding-bottom="0in" fo:border="0.5pt solid #000000"/>
    </style:style>
    <style:style style:name="Table3.A4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3.B4" style:family="table-cell">
      <style:table-cell-properties fo:padding-left="0.075in" fo:padding-right="0.075in" fo:padding-top="0in" fo:padding-bottom="0in" fo:border="0.5pt solid #000000"/>
    </style:style>
    <style:style style:name="Table3.C4" style:family="table-cell">
      <style:table-cell-properties style:vertical-align="middle" fo:padding-left="0.075in" fo:padding-right="0.075in" fo:padding-top="0in" fo:padding-bottom="0in" fo:border="0.5pt solid #000000"/>
    </style:style>
    <style:style style:name="Table3.A5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3.B5" style:family="table-cell">
      <style:table-cell-properties fo:padding-left="0.075in" fo:padding-right="0.075in" fo:padding-top="0in" fo:padding-bottom="0in" fo:border="0.5pt solid #000000"/>
    </style:style>
    <style:style style:name="Table3.C5" style:family="table-cell">
      <style:table-cell-properties style:vertical-align="middle" fo:padding-left="0.075in" fo:padding-right="0.075in" fo:padding-top="0in" fo:padding-bottom="0in" fo:border="0.5pt solid #000000"/>
    </style:style>
    <style:style style:name="P1" style:family="paragraph" style:parent-style-name="List_20_Paragraph" style:list-style-name="WWNum4">
      <style:paragraph-properties fo:text-align="justify" style:justify-single-word="false"/>
    </style:style>
    <style:style style:name="P2" style:family="paragraph" style:parent-style-name="List_20_Paragraph" style:list-style-name="WWNum3">
      <style:paragraph-properties fo:text-align="justify" style:justify-single-word="false"/>
    </style:style>
    <style:style style:name="P3" style:family="paragraph" style:parent-style-name="List_20_Paragraph" style:list-style-name="WWNum1">
      <style:paragraph-properties fo:text-align="justify" style:justify-single-word="false"/>
      <style:text-properties style:font-name="Calibri" fo:language="pl" fo:country="PL" style:font-name-asian="Calibri1" style:font-name-complex="Times New Roman" style:font-size-complex="10pt"/>
    </style:style>
    <style:style style:name="P4" style:family="paragraph" style:parent-style-name="List_20_Paragraph">
      <style:paragraph-properties fo:text-align="justify" style:justify-single-word="false"/>
      <style:text-properties fo:font-size="10pt" style:font-size-asian="10pt" style:font-name-complex="Arial" style:font-size-complex="10pt" style:font-weight-complex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style:font-name="Calibri" fo:language="pl" fo:country="PL" style:font-name-asian="Calibri1" style:font-name-complex="Times New Roman" style:font-size-complex="10pt"/>
    </style:style>
    <style:style style:name="P7" style:family="paragraph" style:parent-style-name="Standard">
      <style:paragraph-properties fo:line-height="100%" fo:hyphenation-ladder-count="no-limit"/>
      <style:text-properties fo:hyphenate="false" fo:hyphenation-remain-char-count="2" fo:hyphenation-push-char-count="2" loext:hyphenation-no-caps="false"/>
    </style:style>
    <style:style style:name="P8" style:family="paragraph" style:parent-style-name="Standard" style:list-style-name="WWNum2">
      <style:paragraph-properties fo:line-height="100%" fo:hyphenation-ladder-count="no-limit"/>
      <style:text-properties fo:hyphenate="false" fo:hyphenation-remain-char-count="2" fo:hyphenation-push-char-count="2" loext:hyphenation-no-caps="false"/>
    </style:style>
    <style:style style:name="P9" style:family="paragraph" style:parent-style-name="Standard">
      <style:paragraph-properties fo:line-height="100%" style:snap-to-layout-grid="false"/>
    </style:style>
    <style:style style:name="P10" style:family="paragraph" style:parent-style-name="Standard">
      <style:paragraph-properties fo:line-height="100%" fo:text-align="center" style:justify-single-word="false" style:snap-to-layout-grid="false"/>
    </style:style>
    <style:style style:name="P11" style:family="paragraph" style:parent-style-name="Standard">
      <style:paragraph-properties fo:line-height="100%" fo:hyphenation-ladder-count="no-limit"/>
      <style:text-properties fo:font-size="10pt" style:font-size-asian="10pt" style:font-name-complex="Arial" style:font-size-complex="10pt" fo:hyphenate="false" fo:hyphenation-remain-char-count="2" fo:hyphenation-push-char-count="2" loext:hyphenation-no-caps="false"/>
    </style:style>
    <style:style style:name="P12" style:family="paragraph" style:parent-style-name="Standard">
      <style:paragraph-properties fo:line-height="100%" style:snap-to-layout-grid="false"/>
      <style:text-properties fo:font-size="10pt" style:font-size-asian="10pt" style:font-name-complex="Arial" style:font-size-complex="10pt"/>
    </style:style>
    <style:style style:name="P13" style:family="paragraph" style:parent-style-name="Standard">
      <style:paragraph-properties fo:text-align="justify" style:justify-single-word="false"/>
      <style:text-properties fo:font-size="10pt" style:font-size-asian="10pt" style:font-name-complex="Arial" style:font-size-complex="10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0pt" fo:font-weight="bold" style:font-size-asian="10pt" style:font-weight-asian="bold" style:font-name-complex="Arial" style:font-size-complex="10pt"/>
    </style:style>
    <style:style style:name="P15" style:family="paragraph" style:parent-style-name="Standard">
      <style:paragraph-properties fo:line-height="150%" fo:text-align="center" style:justify-single-word="false" style:snap-to-layout-grid="false"/>
    </style:style>
    <style:style style:name="P16" style:family="paragraph" style:parent-style-name="Standard">
      <style:paragraph-properties fo:line-height="100%" fo:text-align="center" style:justify-single-word="false" style:snap-to-layout-grid="false"/>
      <style:text-properties fo:color="#ff0000" fo:font-size="10pt" fo:font-weight="bold" style:font-size-asian="10pt" style:font-weight-asian="bold" style:font-name-complex="Arial" style:font-size-complex="10pt"/>
    </style:style>
    <style:style style:name="T1" style:family="text">
      <style:text-properties fo:font-style="italic" style:font-style-asian="italic"/>
    </style:style>
    <style:style style:name="T2" style:family="text">
      <style:text-properties fo:font-size="14pt" fo:font-weight="bold" style:font-size-asian="14pt" style:font-weight-asian="bold" style:font-name-complex="Arial" style:font-size-complex="10pt"/>
    </style:style>
    <style:style style:name="T3" style:family="text">
      <style:text-properties fo:font-size="10pt" fo:font-weight="bold" style:font-size-asian="10pt" style:font-weight-asian="bold" style:font-name-complex="Arial" style:font-size-complex="10pt"/>
    </style:style>
    <style:style style:name="T4" style:family="text">
      <style:text-properties fo:font-size="10pt" fo:font-weight="bold" style:font-size-asian="10pt" style:font-weight-asian="bold" style:font-name-complex="Arial" style:font-size-complex="10pt" style:font-weight-complex="bold"/>
    </style:style>
    <style:style style:name="T5" style:family="text">
      <style:text-properties fo:font-size="10pt" style:font-size-asian="10pt" style:font-name-complex="Arial" style:font-size-complex="10pt"/>
    </style:style>
    <style:style style:name="T6" style:family="text">
      <style:text-properties fo:font-size="10pt" style:font-size-asian="10pt" style:font-name-complex="Arial" style:font-size-complex="10pt" style:font-weight-complex="bold"/>
    </style:style>
    <style:style style:name="T7" style:family="text">
      <style:text-properties fo:font-size="10pt" officeooo:rsid="000889eb" style:font-size-asian="10pt" style:font-name-complex="Arial" style:font-size-complex="10pt"/>
    </style:style>
    <style:style style:name="T8" style:family="text">
      <style:text-properties fo:color="#008000" fo:font-size="10pt" fo:font-weight="bold" style:font-size-asian="10pt" style:font-weight-asian="bold" style:font-name-complex="Arial" style:font-size-complex="10pt"/>
    </style:style>
    <style:style style:name="T9" style:family="text">
      <style:text-properties fo:color="#ff0000" fo:font-size="10pt" fo:font-weight="bold" style:font-size-asian="10pt" style:font-weight-asian="bold" style:font-name-complex="Arial" style:font-size-complex="10pt"/>
    </style:style>
    <style:style style:name="T10" style:family="text">
      <style:text-properties officeooo:rsid="000889eb"/>
    </style:style>
    <style:style style:name="T11" style:family="text">
      <style:text-properties style:font-name="Calibri" fo:font-size="10pt" fo:language="pl" fo:country="PL" officeooo:rsid="000889eb" style:font-name-asian="Calibri1" style:font-size-asian="10pt" style:language-asian="en" style:country-asian="US" style:font-name-complex="Arial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"><text:span text:style-name="T1">W poszczególnych polach szablonu należy umieścić następujące informacje:</text:span></text:p>
            <text:list xml:id="list673372446" text:style-name="WWNum1">
              <text:list-item>
                <text:p text:style-name="P3"><text:span text:style-name="T1">Identyfikator – unikalny identyfikator testu np. AT01.</text:span></text:p>
              </text:list-item>
              <text:list-item>
                <text:p text:style-name="P3"><text:span text:style-name="T1">Tytuł – tytuł przypadku testowego, który powinien określać jaki jest cel testu, np. zalogowanie na istniejącego użytkownika.</text:span></text:p>
              </text:list-item>
              <text:list-item>
                <text:p text:style-name="P3"><text:span text:style-name="T1">Warunki początkowe – lista warunków określających stan systemu przed rozpoczęciem testu akceptacyjnego, np. użytkownik jest zalogowany.</text:span></text:p>
              </text:list-item>
              <text:list-item>
                <text:p text:style-name="P3"><text:span text:style-name="T1">Scenariusz testowy:</text:span></text:p>
                <text:list>
                  <text:list-item>
                    <text:p text:style-name="P3"><text:span text:style-name="T1">Akcja – opisać akcję, którą ma wykonać tester, np. wpisz w pole imię „Jan”,</text:span></text:p>
                  </text:list-item>
                  <text:list-item>
                    <text:p text:style-name="P3"><text:span text:style-name="T1">Spodziewany rezultat – opisać jaka powinna być prawidłowa reakcja systemu po wykonaniu akcji. Niezgodność spodziewanego rezultatu i rzeczywistej odpowiedzi systemu odnotowane oznacza błędne działanie systemu.</text:span></text:p>
                  </text:list-item>
                </text:list>
              </text:list-item>
            </text:list>
          </table:table-cell>
        </table:table-row>
      </table:table>
      <text:p text:style-name="P5"/>
      <text:p text:style-name="Standard"><text:span text:style-name="T2">AT01: Udana rejestracja użytkownika</text:span></text:p>
      <text:p text:style-name="Standard"><text:span text:style-name="T3">Warunki początkowe:</text:span></text:p>
      <text:list xml:id="list2644685536" text:style-name="WWNum2">
        <text:list-item>
          <text:p text:style-name="P8"><text:span text:style-name="T5">Użytkownik uruchomił plik zadanie1.bat w konsoli.</text:span></text:p>
        </text:list-item>
        <text:list-item>
          <text:p text:style-name="P8"><text:span text:style-name="T5">Użytkownik wyczyścił bazę danych, poprzez uruchomienie linku: </text:span><text:span text:style-name="T4">http://localhost:8080/accounts/controller?action=db_reset</text:span><text:span text:style-name="T5">.</text:span></text:p>
        </text:list-item>
        <text:list-item>
          <text:p text:style-name="P8"><text:span text:style-name="T5">Użytkownik otworzył w przeglądarce adres: </text:span><text:span text:style-name="T4">http://localhost:8080/accounts/controller</text:span><text:span text:style-name="T5">.</text:span></text:p>
        </text:list-item>
        <text:list-item>
          <text:p text:style-name="P8"><text:span text:style-name="T5">Użytkownik nie jest zalogowany.</text:span></text:p>
        </text:list-item>
      </text:list>
      <text:p text:style-name="P11"/>
      <text:p text:style-name="P7"><text:span text:style-name="T3">Scenariusz testowy:</text:span></text:p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5"><text:span text:style-name="T3">Akcja</text:span></text:p>
          </table:table-cell>
          <table:table-cell table:style-name="Table2.B1" office:value-type="string">
            <text:p text:style-name="P15"><text:span text:style-name="T3">Spodziewany rezultat</text:span></text:p>
          </table:table-cell>
          <table:table-cell table:style-name="Table2.B1" office:value-type="string">
            <text:p text:style-name="P15"><text:span text:style-name="T3">Poprawność wykonania</text:span></text:p>
          </table:table-cell>
        </table:table-row>
        <table:table-row table:style-name="Table2.2">
          <table:table-cell table:style-name="Table2.A2" office:value-type="string">
            <text:p text:style-name="P9"><text:span text:style-name="T5">Użytkownik aplikacji wybrał opcje zarejestrowania się do aplikacji. Znajduje się ona w głównym menu, po jego lewej stronie – „REGISTER”.</text:span></text:p>
          </table:table-cell>
          <table:table-cell table:style-name="Table2.B2" office:value-type="string">
            <text:p text:style-name="P9"><text:span text:style-name="T5">System prezentuje formularz rejestracji, który użytkownik będzie musiał wypełnić.</text:span></text:p>
          </table:table-cell>
          <table:table-cell table:style-name="Table2.C2" office:value-type="string">
            <text:p text:style-name="P10"><text:span text:style-name="T8">PASS</text:span></text:p>
          </table:table-cell>
        </table:table-row>
        <table:table-row table:style-name="Table2.2">
          <table:table-cell table:style-name="Table2.A3" office:value-type="string">
            <text:p text:style-name="P9"><text:span text:style-name="T5">Użytkownik podaje następujące dane:</text:span></text:p>
            <text:p text:style-name="P9"><text:span text:style-name="T5">USERNAME – nazwa użytkownika, która nie znajduje się jeszcze w bazie danych aplikacji.</text:span></text:p>
            <text:p text:style-name="P9"><text:span text:style-name="T5">PASSWORD i REPEAT PASSWORD – użytkownik podaje hasło w pierwszym polu i podaje je w niezmienionej formie w drugim polu. Ma to na celu weryfikację, czy użytkownik nie popełnił błędu przy podawaniu </text:span></text:p>
            <text:p text:style-name="P9"><text:span text:style-name="T5">NAME – użytkownik podaje swoje imię i nazwisko, każdy wyraz zaczyna się z dużej litery. Są one rozdzielone </text:span><text:soft-page-break/><text:span text:style-name="T5">spacją.</text:span></text:p>
            <text:p text:style-name="P9"><text:span text:style-name="T5">ADDRESS – użytkownik podaje swój adres email, z którym będzie powiązane konto.</text:span></text:p>
            <text:p text:style-name="P9"><text:span text:style-name="T5">Po podaniu wszystkich powyższych danych, użytkownik ma zatwierdzić dane poprzez kliknięcie przycisku „Register”.</text:span></text:p>
          </table:table-cell>
          <table:table-cell table:style-name="Table2.B3" office:value-type="string">
            <text:p text:style-name="P9"><text:span text:style-name="T5">System pobiera poprawnie wprowadzone dane. Następnie tworzone jest nowe konto użytkownika. System, po stworzeniu użytkownika, wyświetla formularz logowania do aplikacji.</text:span></text:p>
          </table:table-cell>
          <table:table-cell table:style-name="Table2.C3" office:value-type="string">
            <text:p text:style-name="P10"><text:span text:style-name="T8">PASS</text:span></text:p>
          </table:table-cell>
        </table:table-row>
      </table:table>
      <text:p text:style-name="P14"/>
      <text:p text:style-name="Standard"><text:span text:style-name="T2">AT02: Nieudana próba rejestracji po podaniu błędnych czy brakujących danych</text:span></text:p>
      <text:p text:style-name="Standard"><text:span text:style-name="T3">Warunki początkowe:</text:span></text:p>
      <text:list xml:id="list232112686404769" text:continue-numbering="true" text:style-name="WWNum2">
        <text:list-item>
          <text:p text:style-name="P8"><text:span text:style-name="T5">Użytkownik uruchomił plik zadanie1.bat w konsoli.</text:span></text:p>
        </text:list-item>
        <text:list-item>
          <text:p text:style-name="P8"><text:span text:style-name="T5">Użytkownik wyczyścił bazę danych, poprzez uruchomienie linku: </text:span><text:span text:style-name="T4">http://localhost:8080/accounts/controller?action=db_reset</text:span><text:span text:style-name="T5">.</text:span></text:p>
        </text:list-item>
        <text:list-item>
          <text:p text:style-name="P8"><text:span text:style-name="T5">Użytkownik otworzył w przeglądarce adres: </text:span><text:span text:style-name="T4">http://localhost:8080/accounts/controller</text:span><text:span text:style-name="T5">.</text:span></text:p>
        </text:list-item>
        <text:list-item>
          <text:p text:style-name="P8"><text:span text:style-name="T5">Użytkownik nie jest zalogowany.</text:span></text:p>
        </text:list-item>
      </text:list>
      <text:p text:style-name="P11"/>
      <text:p text:style-name="P7"><text:span text:style-name="T3">Scenariusz testowy:</text:span></text:p>
      <text:p text:style-name="P1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5"><text:span text:style-name="T3">Akcja</text:span></text:p>
          </table:table-cell>
          <table:table-cell table:style-name="Table3.B1" office:value-type="string">
            <text:p text:style-name="P15"><text:span text:style-name="T3">Spodziewany rezultat</text:span></text:p>
          </table:table-cell>
          <table:table-cell table:style-name="Table3.B1" office:value-type="string">
            <text:p text:style-name="P15"><text:span text:style-name="T3">Poprawność wykonania</text:span></text:p>
          </table:table-cell>
        </table:table-row>
        <table:table-row table:style-name="Table3.2">
          <table:table-cell table:style-name="Table3.A2" office:value-type="string">
            <text:p text:style-name="P9"><text:span text:style-name="T5">Użytkownik aplikacji wybrał opcje zarejestrowania się do aplikacji. Znajduje się ona w głównym menu, po jego lewej stronie – „REGISTER”.</text:span></text:p>
          </table:table-cell>
          <table:table-cell table:style-name="Table3.B2" office:value-type="string">
            <text:p text:style-name="P9"><text:span text:style-name="T5">System prezentuje formularz rejestracji, który użytkownik będzie musiał wypełnić.</text:span></text:p>
          </table:table-cell>
          <table:table-cell table:style-name="Table3.C2" office:value-type="string">
            <text:p text:style-name="P10"><text:span text:style-name="T8">PASS</text:span></text:p>
            <text:p text:style-name="P16"/>
          </table:table-cell>
        </table:table-row>
        <table:table-row table:style-name="Table3.2">
          <table:table-cell table:style-name="Table3.A3" office:value-type="string">
            <text:p text:style-name="P9"><text:span text:style-name="T5">Użytkownik podaje następujące dane:</text:span></text:p>
            <text:p text:style-name="P9"><text:span text:style-name="T5">USERNAME – nazwa użytkownika, która nie znajduje się jeszcze w bazie danych aplikacji.</text:span></text:p>
            <text:p text:style-name="P9"><text:span text:style-name="T5">PASSWORD – użytkownik podaje hasło, które będzie powiązane z kontem</text:span></text:p>
            <text:p text:style-name="P9"><text:span text:style-name="T5">REPEAT PASSWORD – użytkownik podaje dowolne, ale inne dane, niż te w polu PASSWORD</text:span></text:p>
            <text:p text:style-name="P9"><text:span text:style-name="T5">NAME – użytkownik podaje swoje imię i nazwisko, każdy wyraz zaczyna się dużą literą, rozdzielone spacją.</text:span></text:p>
            <text:p text:style-name="P9"><text:span text:style-name="T5">ADDRESS – użytkownik podaje swój adres email </text:span><text:span text:style-name="T11">i</text:span><text:span text:style-name="T5"> </text:span><text:span text:style-name="T7">klika</text:span><text:span text:style-name="T5"> „Register”.</text:span></text:p>
            <text:p text:style-name="P12"/>
          </table:table-cell>
          <table:table-cell table:style-name="Table3.B3" office:value-type="string">
            <text:p text:style-name="P9"><text:span text:style-name="T5">System wykrywa, że PASSWORD i REPEATED PASSWORD nie zgadzają się. System wyświetla informacje "Passwords don't match!". </text:span></text:p>
          </table:table-cell>
          <table:table-cell table:style-name="Table3.C3" office:value-type="string">
            <text:p text:style-name="P10"><text:span text:style-name="T9">FAIL</text:span></text:p>
          </table:table-cell>
        </table:table-row>
        <table:table-row table:style-name="Table3.2">
          <table:table-cell table:style-name="Table3.A4" office:value-type="string">
            <text:p text:style-name="P9"><text:span text:style-name="T5">Użytkownik podaje następujące dane:</text:span></text:p>
            <text:p text:style-name="P9"><text:span text:style-name="T5">USERNAME – nazwa użytkownika, która nie </text:span><text:soft-page-break/><text:span text:style-name="T5">znajduje się jeszcze w bazie danych aplikacji.</text:span></text:p>
            <text:p text:style-name="P9"><text:span text:style-name="T5">PASSWORD i REPEAT PASSWORD – użytkownik podaje hasło w pierwszym polu i podaje je w niezmienionej formie w drugim polu. Ma to na celu weryfikację, czy użytkownik nie popełnił błędu przy podawaniu </text:span></text:p>
            <text:p text:style-name="P9"><text:span text:style-name="T5">Resztę pól użytkownika pozostawia puste, po czym zatwierdza dane poprzez kliknięcie przycisku „Register”.</text:span></text:p>
            <text:p text:style-name="P12"/>
          </table:table-cell>
          <table:table-cell table:style-name="Table3.B4" office:value-type="string">
            <text:p text:style-name="P9"><text:span text:style-name="T5">System wykrywa, że nie podano wszystkich wymaganych informacji. System informuje o tym użytkownika, wyświetlając: "Some values missing!". </text:span></text:p>
          </table:table-cell>
          <table:table-cell table:style-name="Table3.C4" office:value-type="string">
            <text:p text:style-name="P10"><text:span text:style-name="T9">FAIL</text:span></text:p>
          </table:table-cell>
        </table:table-row>
        <table:table-row table:style-name="Table3.2">
          <table:table-cell table:style-name="Table3.A5" office:value-type="string">
            <text:p text:style-name="P9"><text:span text:style-name="T5">Użytkownik podaje następujące dane:</text:span></text:p>
            <text:p text:style-name="P9"><text:span text:style-name="T5">USERNAME – nazwa użytkownika, która nie znajduje się jeszcze w bazie danych aplikacji.</text:span></text:p>
            <text:p text:style-name="P9"><text:span text:style-name="T5">PASSWORD i REPEAT PASSWORD – użytkownik podaje hasło w pierwszym polu i podaje je w niezmienionej formie w drugim polu. Ma to na celu weryfikację, czy użytkownik nie popełnił błędu przy podawaniu </text:span></text:p>
            <text:p text:style-name="P9"><text:span text:style-name="T5">NAME – użytkownik podaje jedno słowo, nie zawierające żadnych spacji.</text:span></text:p>
            <text:p text:style-name="P9"><text:span text:style-name="T5">ADDRESS – użytkownik podaje swój adres email, z którym będzie powiązane konto.</text:span></text:p>
            <text:p text:style-name="P9"><text:span text:style-name="T5">Po podaniu wszystkich powyższych danych, użytkownik ma zatwierdzić dane poprzez kliknięcie przycisku „Register”.</text:span></text:p>
            <text:p text:style-name="P12"/>
          </table:table-cell>
          <table:table-cell table:style-name="Table3.B5" office:value-type="string">
            <text:p text:style-name="P9"><text:span text:style-name="T5">System wykrywa, że błędne dane w polu NAME. System informuje o tym użytkownika, wyświetlając: "Name should have at least two words!". </text:span></text:p>
          </table:table-cell>
          <table:table-cell table:style-name="Table3.C5" office:value-type="string">
            <text:p text:style-name="P10"><text:span text:style-name="T9">FAIL</text:span></text:p>
          </table:table-cell>
        </table:table-row>
      </table:table>
      <text:p text:style-name="P14"/>
      <text:p text:style-name="P5"><text:span text:style-name="T3">Zadanie 1c:</text:span></text:p>
      <text:p text:style-name="P14"/>
      <text:p text:style-name="P5"><text:span text:style-name="T3">WYNIKI TESTÓW:</text:span></text:p>
      <text:p text:style-name="P13"/>
      <text:list xml:id="list2832142383" text:style-name="WWNum4">
        <text:list-item>
          <text:p text:style-name="P1"><text:span text:style-name="T6">System poprawnie informuje o tym, że podany login już istnieje. Nie jest zakładane wtedy konto.</text:span></text:p>
        </text:list-item>
      </text:list>
      <text:p text:style-name="P14"/>
      <text:p text:style-name="P5"><text:span text:style-name="T3">ZAOBSERWOWANE BŁĘDY:</text:span></text:p>
      <text:p text:style-name="P13"/>
      <text:list xml:id="list1323942930" text:style-name="WWNum3">
        <text:list-item>
          <text:p text:style-name="P2"><text:span text:style-name="T6">Po podaniu nie zgadzających się haseł nie nastąpiła informacja o błędzie – co gorsza, użytkownik został utworzony.</text:span></text:p>
        </text:list-item>
        <text:list-item>
          <text:p text:style-name="P2"><text:span text:style-name="T6">Formularz pozwala na założenie konta, które błędnie podało dane w polu NAME.</text:span></text:p>
        </text:list-item>
        <text:list-item>
          <text:p text:style-name="P2"><text:span text:style-name="T6">Przy pozostawieniu pustych pól NAME i ADDRESS i tak system tworzy nowe konto.</text:span></text:p>
        </text:list-item>
      </text:list>
      <text:p text:style-name="P13"/>
      <text:p text:style-name="P5"><text:span text:style-name="T3">Zadanie 2:</text:span></text:p>
      <text:p text:style-name="P14"><text:soft-page-break/></text:p>
      <text:p text:style-name="P5"><text:span text:style-name="T3">WYNIKI TESTÓW:</text:span></text:p>
      <text:p text:style-name="P13"/>
      <text:list xml:id="list232112561664613" text:continue-list="list2832142383" text:style-name="WWNum4">
        <text:list-item>
          <text:p text:style-name="P1"><text:span text:style-name="T6">Przy podaniu nie zgadzających się ze sobą haseł, system informuje o tym użytkownika, poprzez wyświetlenie wiadomości: Passwords don't match!</text:span></text:p>
        </text:list-item>
        <text:list-item>
          <text:p text:style-name="P1"><text:span text:style-name="T6">Przy podaniu nie pełnych danych – pozostawieniu pustych pól NAME oraz ADDRESS, system informuje o tym użytkownika, poprzez wyświetlenie wiadomości: Some values missing!</text:span></text:p>
        </text:list-item>
      </text:list>
      <text:p text:style-name="P13"/>
      <text:p text:style-name="P5"><text:span text:style-name="T3">ZAOBSERWOWANE BŁĘDY:</text:span></text:p>
      <text:p text:style-name="P13"/>
      <text:list xml:id="list232112733174947" text:continue-list="list1323942930" text:style-name="WWNum3">
        <text:list-item>
          <text:p text:style-name="P2"><text:span text:style-name="T6">Formularz nadal pozwala na założenie konta, które błędnie podało dane w polu NAME.</text:span></text:p>
        </text:list-item>
      </text:list>
      <text:p text:style-name="P4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1pt" fo:language="en" fo:country="US" style:letter-kerning="false" style:font-name-asian="ＭＳ 明朝" style:font-size-asian="12pt" style:language-asian="pl" style:country-asian="PL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mbria" fo:font-size="11pt" fo:language="en" fo:country="US" style:letter-kerning="false" style:font-name-asian="ＭＳ 明朝" style:font-size-asian="12pt" style:language-asian="pl" style:country-asian="PL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fo:font-size="11pt" fo:language="pl" fo:country="PL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345a8a" style:font-name="Calibri" fo:font-family="Calibri" style:font-family-generic="roman" style:font-pitch="variable" fo:font-size="16pt" fo:font-weight="bold" style:font-name-asian="ＭＳ ゴシック" style:font-family-asian="'ＭＳ ゴシック'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Heading_20_1_20_Char" style:display-name="Heading 1 Char" style:family="text" style:parent-style-name="Default_20_Paragraph_20_Font">
      <style:text-properties fo:color="#345a8a" style:font-name="Calibri" fo:font-family="Calibri" style:font-family-generic="roman" style:font-pitch="variable" fo:font-size="16pt" fo:language="pl" fo:country="PL" fo:font-weight="bold" style:font-name-asian="ＭＳ ゴシック" style:font-family-asian="'ＭＳ ゴシック'" style:font-family-generic-asian="system" style:font-pitch-asian="variable" style:font-size-asian="16pt" style:language-asian="en" style:country-asian="US" style:font-weight-asian="bold" style:font-name-complex="F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family="Calibri" style:font-family-generic="roman" style:font-pitch="variable" fo:font-size="13pt" fo:language="pl" fo:country="PL" fo:font-weight="bold" style:font-name-asian="ＭＳ ゴシック" style:font-family-asian="'ＭＳ ゴシック'" style:font-family-generic-asian="system" style:font-pitch-asian="variable" style:font-size-asian="13pt" style:language-asian="en" style:country-asian="US" style:font-weight-asian="bold" style:font-name-complex="F" style:font-family-generic-complex="system" style:font-pitch-complex="variable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rosław Ochodek</meta:initial-creator>
    <meta:editing-cycles>26</meta:editing-cycles>
    <meta:creation-date>2014-04-02T09:45:00</meta:creation-date>
    <dc:date>2021-01-18T23:19:55.841615888</dc:date>
    <meta:editing-duration>PT1H38M33S</meta:editing-duration>
    <meta:generator>LibreOffice/6.4.6.2$Linux_X86_64 LibreOffice_project/40$Build-2</meta:generator>
    <meta:document-statistic meta:table-count="3" meta:image-count="0" meta:object-count="0" meta:page-count="4" meta:paragraph-count="76" meta:word-count="734" meta:character-count="5469" meta:non-whitespace-character-count="480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